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7826in" style:rel-column-width="2567*"/>
    </style:style>
    <style:style style:name="Table1.B" style:family="table-column">
      <style:table-column-properties style:column-width="2.216in" style:rel-column-width="3191*"/>
    </style:style>
    <style:style style:name="Table1.C" style:family="table-column">
      <style:table-column-properties style:column-width="1.6903in" style:rel-column-width="2434*"/>
    </style:style>
    <style:style style:name="Table1.D" style:family="table-column">
      <style:table-column-properties style:column-width="1.0278in" style:rel-column-width="1480*"/>
    </style:style>
    <style:style style:name="Table1.E" style:family="table-column">
      <style:table-column-properties style:column-width="1.7in" style:rel-column-width="2448*"/>
    </style:style>
    <style:style style:name="Table1.F" style:family="table-column">
      <style:table-column-properties style:column-width="1.7014in" style:rel-column-width="24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7826in" style:rel-column-width="2567*"/>
    </style:style>
    <style:style style:name="Table2.B" style:family="table-column">
      <style:table-column-properties style:column-width="2.216in" style:rel-column-width="3191*"/>
    </style:style>
    <style:style style:name="Table2.C" style:family="table-column">
      <style:table-column-properties style:column-width="1.6903in" style:rel-column-width="2434*"/>
    </style:style>
    <style:style style:name="Table2.D" style:family="table-column">
      <style:table-column-properties style:column-width="1.0278in" style:rel-column-width="1480*"/>
    </style:style>
    <style:style style:name="Table2.E" style:family="table-column">
      <style:table-column-properties style:column-width="1.7in" style:rel-column-width="2448*"/>
    </style:style>
    <style:style style:name="Table2.F" style:family="table-column">
      <style:table-column-properties style:column-width="1.7014in" style:rel-column-width="245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81in" table:align="margins"/>
    </style:style>
    <style:style style:name="Table3.A" style:family="table-column">
      <style:table-column-properties style:column-width="1.7826in" style:rel-column-width="2567*"/>
    </style:style>
    <style:style style:name="Table3.B" style:family="table-column">
      <style:table-column-properties style:column-width="2.216in" style:rel-column-width="3191*"/>
    </style:style>
    <style:style style:name="Table3.C" style:family="table-column">
      <style:table-column-properties style:column-width="1.6903in" style:rel-column-width="2434*"/>
    </style:style>
    <style:style style:name="Table3.D" style:family="table-column">
      <style:table-column-properties style:column-width="1.0278in" style:rel-column-width="1480*"/>
    </style:style>
    <style:style style:name="Table3.E" style:family="table-column">
      <style:table-column-properties style:column-width="1.7in" style:rel-column-width="2448*"/>
    </style:style>
    <style:style style:name="Table3.F" style:family="table-column">
      <style:table-column-properties style:column-width="1.7014in" style:rel-column-width="245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paragraph-rsid="0022f9aa" style:font-size-asian="8pt" style:font-size-complex="8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officeooo:paragraph-rsid="0028fa12" style:font-size-asian="8pt" style:font-size-complex="8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1ef285" officeooo:paragraph-rsid="001ef285" style:font-size-asian="6pt" style:font-size-complex="6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1ef285" officeooo:paragraph-rsid="0022f9aa" style:font-size-asian="6pt" style:font-size-complex="6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1ef285" officeooo:paragraph-rsid="0023ac54" style:font-size-asian="6pt" style:font-size-complex="6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1ef285" officeooo:paragraph-rsid="0028fa12" style:font-size-asian="6pt" style:font-size-complex="6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23ac54" officeooo:paragraph-rsid="0023ac54" style:font-size-asian="6pt" style:font-size-complex="6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23ac54" officeooo:paragraph-rsid="0028fa12" style:font-size-asian="6pt" style:font-size-complex="6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rsid="0023ac54" officeooo:paragraph-rsid="00294f38" style:font-size-asian="6pt" style:font-size-complex="6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fo:font-weight="bold" officeooo:rsid="0023ac54" officeooo:paragraph-rsid="0023ac54" fo:background-color="#ffff00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fo:font-weight="bold" officeooo:rsid="0023ac54" officeooo:paragraph-rsid="0028fa12" fo:background-color="#ffff00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1ef285" style:font-size-asian="6pt" style:font-size-complex="6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1f2019" style:font-size-asian="6pt" style:font-size-complex="6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22f9aa" style:font-size-asian="6pt" style:font-size-complex="6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28fa12" style:font-size-asian="6pt" style:font-size-complex="6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2f9aa" officeooo:paragraph-rsid="0022f9aa" style:font-size-asian="6pt" style:font-size-complex="6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2f9aa" officeooo:paragraph-rsid="0028fa12" style:font-size-asian="6pt" style:font-size-complex="6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3ac54" officeooo:paragraph-rsid="0023ac54" style:font-size-asian="6pt" style:font-size-complex="6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3ac54" officeooo:paragraph-rsid="0028fa12" style:font-size-asian="6pt" style:font-size-complex="6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5f036" officeooo:paragraph-rsid="0025f036" style:font-size-asian="6pt" style:font-size-complex="6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5f036" officeooo:paragraph-rsid="0028fa12" style:font-size-asian="6pt" style:font-size-complex="6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rsid="0028fa12" officeooo:paragraph-rsid="0028fa12" style:font-size-asian="6pt" style:font-size-complex="6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1ef285" style:font-size-asian="10pt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22f9aa" style:font-size-asian="10pt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28fa12" style:font-size-asian="10pt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rsid="001ef285" officeooo:paragraph-rsid="001ef285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rsid="001ef285" officeooo:paragraph-rsid="0022f9aa" style:font-size-asian="10pt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rsid="001ef285" officeooo:paragraph-rsid="0028fa12" style:font-size-asian="10pt" style:font-size-complex="10pt"/>
    </style:style>
    <style:style style:name="P30" style:family="paragraph" style:parent-style-name="Standard">
      <style:paragraph-properties fo:margin-left="-0.5in" fo:margin-right="0in" fo:text-align="start" style:justify-single-word="false" fo:text-indent="0in" style:auto-text-indent="false"/>
      <style:text-properties fo:font-size="6pt" officeooo:rsid="001ef285" officeooo:paragraph-rsid="001ef285" style:font-size-asian="6pt" style:font-size-complex="6pt"/>
    </style:style>
    <style:style style:name="P31" style:family="paragraph" style:parent-style-name="Standard">
      <style:paragraph-properties fo:margin-left="-0.5in" fo:margin-right="0in" fo:text-align="start" style:justify-single-word="false" fo:text-indent="0in" style:auto-text-indent="false"/>
      <style:text-properties fo:font-size="6pt" officeooo:rsid="001ef285" officeooo:paragraph-rsid="0022f9aa" style:font-size-asian="6pt" style:font-size-complex="6pt"/>
    </style:style>
    <style:style style:name="P3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1ef285" style:font-size-asian="10pt" style:font-size-complex="10pt"/>
    </style:style>
    <style:style style:name="P3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22f9aa" style:font-size-asian="10pt" style:font-size-complex="10pt"/>
    </style:style>
    <style:style style:name="P3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officeooo:rsid="001ef285" officeooo:paragraph-rsid="0028fa12" style:font-size-asian="10pt" style:font-size-complex="10pt"/>
    </style:style>
    <style:style style:name="P3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1ef285" style:font-size-asian="6pt" style:font-size-complex="6pt"/>
    </style:style>
    <style:style style:name="P3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22f9aa" style:font-size-asian="6pt" style:font-size-complex="6pt"/>
    </style:style>
    <style:style style:name="P3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6pt" officeooo:rsid="001ef285" officeooo:paragraph-rsid="0028fa12" style:font-size-asian="6pt" style:font-size-complex="6pt"/>
    </style:style>
    <style:style style:name="P3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0pt" officeooo:rsid="001ef285" officeooo:paragraph-rsid="001ef285" style:font-size-asian="10pt" style:font-size-complex="10pt"/>
    </style:style>
    <style:style style:name="P3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0pt" officeooo:rsid="001ef285" officeooo:paragraph-rsid="0022f9aa" style:font-size-asian="10pt" style:font-size-complex="10pt"/>
    </style:style>
    <style:style style:name="P4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0pt" officeooo:rsid="001ef285" officeooo:paragraph-rsid="0028fa12" style:font-size-asian="10pt" style:font-size-complex="10pt"/>
    </style:style>
    <style:style style:name="P41" style:family="paragraph" style:parent-style-name="Text_20_body">
      <style:text-properties officeooo:rsid="0022da5e" officeooo:paragraph-rsid="0022da5e"/>
    </style:style>
    <style:style style:name="P42" style:family="paragraph" style:parent-style-name="Text_20_body">
      <style:text-properties officeooo:rsid="0022da5e" officeooo:paragraph-rsid="0022f9aa"/>
    </style:style>
    <style:style style:name="P43" style:family="paragraph" style:parent-style-name="Text_20_body">
      <style:text-properties officeooo:rsid="0022da5e" officeooo:paragraph-rsid="0028fa12"/>
    </style:style>
    <style:style style:name="P44" style:family="paragraph" style:parent-style-name="Table_20_Contents">
      <style:paragraph-properties fo:text-align="center" style:justify-single-word="false"/>
      <style:text-properties officeooo:rsid="001ef285" officeooo:paragraph-rsid="001ef285"/>
    </style:style>
    <style:style style:name="P45" style:family="paragraph" style:parent-style-name="Table_20_Contents">
      <style:paragraph-properties fo:text-align="center" style:justify-single-word="false"/>
      <style:text-properties officeooo:rsid="001ef285" officeooo:paragraph-rsid="0022f9aa"/>
    </style:style>
    <style:style style:name="P46" style:family="paragraph" style:parent-style-name="Table_20_Contents">
      <style:paragraph-properties fo:text-align="center" style:justify-single-word="false"/>
      <style:text-properties officeooo:rsid="001ef285" officeooo:paragraph-rsid="0028fa12"/>
    </style:style>
    <style:style style:name="P47" style:family="paragraph" style:parent-style-name="Table_20_Contents">
      <style:text-properties fo:color="#000000" style:font-name="Monospace" fo:font-size="6pt" officeooo:rsid="0023ac54" officeooo:paragraph-rsid="0025f036" style:font-size-asian="6pt" style:font-size-complex="6pt"/>
    </style:style>
    <style:style style:name="P48" style:family="paragraph" style:parent-style-name="Table_20_Contents">
      <style:text-properties fo:color="#000000" style:font-name="Monospace" fo:font-size="6pt" officeooo:rsid="0023ac54" officeooo:paragraph-rsid="0028fa12" style:font-size-asian="6pt" style:font-size-complex="6pt"/>
    </style:style>
    <style:style style:name="P49" style:family="paragraph" style:parent-style-name="Table_20_Contents">
      <style:text-properties fo:color="#000000" style:font-name="Monospace" fo:font-size="6pt" officeooo:rsid="00277ede" officeooo:paragraph-rsid="00277ede" style:font-size-asian="6pt" style:font-size-complex="6pt"/>
    </style:style>
    <style:style style:name="P50" style:family="paragraph" style:parent-style-name="Table_20_Contents">
      <style:text-properties fo:color="#000000" style:font-name="Monospace" fo:font-size="6pt" officeooo:rsid="00277ede" officeooo:paragraph-rsid="0028fa12" style:font-size-asian="6pt" style:font-size-complex="6pt"/>
    </style:style>
    <style:style style:name="P51" style:family="paragraph" style:parent-style-name="Table_20_Contents">
      <style:text-properties officeooo:paragraph-rsid="0022f9aa"/>
    </style:style>
    <style:style style:name="P52" style:family="paragraph" style:parent-style-name="Table_20_Contents">
      <style:text-properties officeooo:paragraph-rsid="0028fa12"/>
    </style:style>
    <style:style style:name="T1" style:family="text">
      <style:text-properties fo:color="#000000" style:font-name="Monospace"/>
    </style:style>
    <style:style style:name="T2" style:family="text">
      <style:text-properties fo:color="#000000" style:font-name="Monospace" fo:font-size="9pt" style:font-size-asian="9pt"/>
    </style:style>
    <style:style style:name="T3" style:family="text">
      <style:text-properties fo:color="#000000" style:font-name="Monospace" fo:font-weight="bold" style:font-weight-asian="bold"/>
    </style:style>
    <style:style style:name="T4" style:family="text">
      <style:text-properties fo:color="#000000" style:font-name="Monospace" fo:font-weight="bold" style:font-weight-asian="bold" style:font-weight-complex="bold"/>
    </style:style>
    <style:style style:name="T5" style:family="text">
      <style:text-properties fo:color="#000000" style:font-name="Monospace" fo:font-weight="bold" officeooo:rsid="0024de40" style:font-weight-asian="bold" style:font-weight-complex="bold"/>
    </style:style>
    <style:style style:name="T6" style:family="text">
      <style:text-properties fo:color="#000000" style:font-name="Monospace" fo:font-weight="bold" officeooo:rsid="0028fa12" style:font-weight-asian="bold" style:font-weight-complex="bold"/>
    </style:style>
    <style:style style:name="T7" style:family="text">
      <style:text-properties fo:color="#000000" style:font-name="Monospace" officeooo:rsid="0023ac54"/>
    </style:style>
    <style:style style:name="T8" style:family="text">
      <style:text-properties fo:color="#000000" style:font-name="Monospace" fo:font-weight="normal" style:font-weight-asian="normal" style:font-weight-complex="normal"/>
    </style:style>
    <style:style style:name="T9" style:family="text">
      <style:text-properties fo:color="#000000" style:font-name="Monospace" fo:font-weight="normal" officeooo:rsid="0024de40" style:font-weight-asian="normal" style:font-weight-complex="normal"/>
    </style:style>
    <style:style style:name="T10" style:family="text">
      <style:text-properties fo:color="#7f0055" style:font-name="Monospace" fo:font-size="9pt" fo:font-weight="bold" style:font-size-asian="9pt" style:font-weight-asian="bold"/>
    </style:style>
    <style:style style:name="T11" style:family="text">
      <style:text-properties fo:color="#7f0055" style:font-name="Monospace"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313ab" style:font-weight-asian="bold" style:font-weight-complex="bold"/>
    </style:style>
    <style:style style:name="T14" style:family="text">
      <style:text-properties fo:font-weight="bold" officeooo:rsid="002745b5" style:font-weight-asian="bold" style:font-weight-complex="bold"/>
    </style:style>
    <style:style style:name="T15" style:family="text">
      <style:text-properties fo:font-weight="bold" officeooo:rsid="0028fa12" style:font-weight-asian="bold" style:font-weight-complex="bold"/>
    </style:style>
    <style:style style:name="T16" style:family="text">
      <style:text-properties officeooo:rsid="00210b8c"/>
    </style:style>
    <style:style style:name="T17" style:family="text">
      <style:text-properties officeooo:rsid="0022f9aa"/>
    </style:style>
    <style:style style:name="T18" style:family="text">
      <style:text-properties officeooo:rsid="002313ab"/>
    </style:style>
    <style:style style:name="T19" style:family="text">
      <style:text-properties officeooo:rsid="0023ac5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745b5"/>
    </style:style>
    <style:style style:name="T22" style:family="text">
      <style:text-properties officeooo:rsid="0028fa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4.1.X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4">Functions</text:p>
          </table:table-cell>
          <table:table-cell table:style-name="Table1.A1" office:value-type="string">
            <text:p text:style-name="P13">android::AudioFlinger::RecordThread::RecordTrack</text:p>
          </table:table-cell>
          <table:table-cell table:style-name="Table1.A1" office:value-type="string">
            <text:p text:style-name="P4"><text:span text:style-name="T1">android::audio_track_cblk_t</text:span></text:p>
          </table:table-cell>
          <table:table-cell table:style-name="Table1.A1" office:value-type="string">
            <text:p text:style-name="P35">AudioBufferProvider::Buffer</text:p>
          </table:table-cell>
          <table:table-cell table:style-name="Table1.A1" office:value-type="string">
            <text:p text:style-name="P44"/>
          </table:table-cell>
          <table:table-cell table:style-name="Table1.F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1"><text:span text:style-name="T3"/></text:p>
            <text:p text:style-name="Table_20_Contents"/>
          </table:table-cell>
          <table:table-cell table:style-name="Table1.A2" office:value-type="string">
            <text:p text:style-name="P4"><text:s/><text:span text:style-name="T1">p *this</text:span></text:p>
            <text:p text:style-name="P13"><text:s/>(android::AudioFlinger::RecordThread::RecordTrack) {</text:p>
            <text:p text:style-name="P13"><text:s text:c="2"/>&lt;android::AudioFlinger::ThreadBase::TrackBase&gt; = {</text:p>
            <text:p text:style-name="P13"><text:s text:c="4"/>&lt;android::ExtendedAudioBufferProvider&gt; = {</text:p>
            <text:p text:style-name="P13"><text:s text:c="6"/>&lt;android::AudioBufferProvider&gt; = {</text:p>
            <text:p text:style-name="P13"><text:s text:c="8"/>_vptr.AudioBufferProvider = 0x401b72a8, </text:p>
            <text:p text:style-name="P13"><text:s text:c="8"/>static kInvalidPTS = 9223372036854775807, </text:p>
            <text:p text:style-name="P13"><text:s text:c="8"/>static kValid = 1196379972, </text:p>
            <text:p text:style-name="P13"><text:s text:c="8"/>static kDead = 1145389380, </text:p>
            <text:p text:style-name="P13"><text:s text:c="8"/>mValid = 1196379972</text:p>
            <text:p text:style-name="P13"><text:s text:c="6"/>}, &lt;No data fields&gt;}, </text:p>
            <text:p text:style-name="P13"><text:s text:c="4"/>&lt;android::RefBase&gt; = {</text:p>
            <text:p text:style-name="P13"><text:s text:c="6"/>_vptr.RefBase = 0x401b72d0, </text:p>
            <text:p text:style-name="P13"><text:s text:c="6"/>mRefs = 0x40faf840</text:p>
            <text:p text:style-name="P13"><text:s text:c="4"/>}, </text:p>
            <text:p text:style-name="P13"><text:s text:c="4"/>members of android::AudioFlinger::ThreadBase::TrackBase: </text:p>
            <text:p text:style-name="P13"><text:s text:c="4"/>mThread = {</text:p>
            <text:p text:style-name="P13"><text:s text:c="6"/>m_ptr = 0x40f88b98, </text:p>
            <text:p text:style-name="P13"><text:s text:c="6"/>m_refs = 0x40f99f38</text:p>
            <text:p text:style-name="P13"><text:s text:c="4"/>}, </text:p>
            <text:p text:style-name="P13"><text:s text:c="4"/>mClient = {</text:p>
            <text:p text:style-name="P13"><text:s text:c="6"/>m_ptr = 0x41317fc0</text:p>
            <text:p text:style-name="P13"><text:s text:c="4"/>}, </text:p>
            <text:p text:style-name="P13"><text:s text:c="4"/>mCblkMemory = {</text:p>
            <text:p text:style-name="P13"><text:s text:c="6"/>m_ptr = 0x40f92970</text:p>
            <text:p text:style-name="P13"><text:s text:c="4"/>}, </text:p>
            <text:p text:style-name="P14"><text:s text:c="4"/><text:span text:style-name="T12">mCblk</text:span> = 0x41a00480, offset=<text:span text:style-name="T16">0x20</text:span></text:p>
            <text:p text:style-name="P13"><text:s text:c="4"/>mBuffer = 0x41a004c0, </text:p>
            <text:p text:style-name="P13"><text:s text:c="4"/>mBufferEnd = 0x41a01640, </text:p>
            <text:p text:style-name="P13"><text:s text:c="4"/>mFrameCount = 0, </text:p>
            <text:p text:style-name="P13"><text:s text:c="4"/>mState = android::AudioFlinger::ThreadBase::TrackBase::RESUMING, </text:p>
            <text:p text:style-name="P13"><text:s text:c="4"/>mSampleRate = 48000, </text:p>
            <text:p text:style-name="P13"><text:s text:c="4"/>mFormat = AUDIO_FORMAT_PCM_16_BIT, </text:p>
            <text:p text:style-name="P13"><text:s text:c="4"/>mStepServerFailed = false, </text:p>
            <text:p text:style-name="P13"><text:s text:c="4"/>mSessionId = 43, </text:p>
            <text:p text:style-name="P13"><text:s text:c="4"/>mChannelCount = 1 '\001', </text:p>
            <text:p text:style-name="P13"><text:s text:c="4"/>mChannelMask = 16, </text:p>
            <text:p text:style-name="P13"><text:s text:c="4"/>mSyncEvents = {</text:p>
            <text:p text:style-name="P13"><text:s text:c="6"/>&lt;android::VectorImpl&gt; = {</text:p>
            <text:p text:style-name="P13"><text:s text:c="8"/>_vptr.VectorImpl = 0x401b46c8, </text:p>
            <text:p text:style-name="P13"><text:s text:c="8"/>mStorage = 0x0, </text:p>
            <text:p text:style-name="P13"><text:s text:c="8"/>mCount = 0, </text:p>
            <text:p text:style-name="P13"><text:s text:c="8"/>mFlags = 0, </text:p>
            <text:p text:style-name="P13"><text:s text:c="8"/>mItemSize = 4</text:p>
            <text:p text:style-name="P13"><text:s text:c="6"/>}, &lt;No data fields&gt;}</text:p>
            <text:p text:style-name="P13"><text:s text:c="2"/>}, </text:p>
            <text:p text:style-name="P13"><text:s text:c="2"/>members of android::AudioFlinger::RecordThread::RecordTrack: </text:p>
            <text:p text:style-name="P13"><text:soft-page-break/><text:s text:c="2"/>mOverflow = false</text:p>
            <text:p text:style-name="P13">}</text:p>
          </table:table-cell>
          <table:table-cell table:style-name="Table1.A2" office:value-type="string">
            <text:p text:style-name="P4"><text:span text:style-name="T1"><text:s/>p *</text:span><text:span text:style-name="T4">this-&gt;mCblk</text:span></text:p>
            <text:p text:style-name="P4"><text:span text:style-name="T1">$13 = {</text:span></text:p>
            <text:p text:style-name="P4"><text:span text:style-name="T1"><text:s text:c="2"/>lock = {</text:span></text:p>
            <text:p text:style-name="P4"><text:span text:style-name="T1"><text:s text:c="4"/>mMutex = {</text:span></text:p>
            <text:p text:style-name="P4"><text:span text:style-name="T1"><text:s text:c="6"/>value = 8192</text:span></text:p>
            <text:p text:style-name="P4"><text:span text:style-name="T1"><text:s text:c="4"/>}</text:span></text:p>
            <text:p text:style-name="P4"><text:span text:style-name="T1"><text:s text:c="2"/>}, </text:span></text:p>
            <text:p text:style-name="P4"><text:span text:style-name="T1"><text:s text:c="2"/>cv = {</text:span></text:p>
            <text:p text:style-name="P4"><text:span text:style-name="T1"><text:s text:c="4"/>mCond = {</text:span></text:p>
            <text:p text:style-name="P4"><text:span text:style-name="T1"><text:s text:c="6"/>value = -17</text:span></text:p>
            <text:p text:style-name="P4"><text:span text:style-name="T1"><text:s text:c="4"/>}</text:span></text:p>
            <text:p text:style-name="P4"><text:span text:style-name="T1"><text:s text:c="2"/>}, </text:span></text:p>
            <text:p text:style-name="P4"><text:span text:style-name="T1"><text:s text:c="2"/>user = 10080, </text:span></text:p>
            <text:p text:style-name="P4"><text:span text:style-name="T1"><text:s text:c="2"/>server = 10080, </text:span></text:p>
            <text:p text:style-name="P4"><text:span text:style-name="T1"><text:s text:c="2"/>userBase = 8960, </text:span></text:p>
            <text:p text:style-name="P4"><text:span text:style-name="T1"><text:s text:c="2"/>serverBase = 8960, </text:span></text:p>
            <text:p text:style-name="P4"><text:span text:style-name="T1"><text:s text:c="2"/>buffers = 0x6ddcd4c0, </text:span></text:p>
            <text:p text:style-name="P4"><text:span text:style-name="T1"><text:s text:c="2"/>frameCount = 2240, </text:span></text:p>
            <text:p text:style-name="P4"><text:span text:style-name="T1"><text:s text:c="2"/>loopStart = 4294967295, </text:span></text:p>
            <text:p text:style-name="P4"><text:span text:style-name="T1"><text:s text:c="2"/>loopEnd = 4294967295, </text:span></text:p>
            <text:p text:style-name="P4"><text:span text:style-name="T1"><text:s text:c="2"/>loopCount = 0, </text:span></text:p>
            <text:p text:style-name="P4"><text:span text:style-name="T1"><text:s text:c="2"/>mVolumeLR = 268439552, </text:span></text:p>
            <text:p text:style-name="P4"><text:span text:style-name="T1"><text:s text:c="2"/>sampleRate = 48000, </text:span></text:p>
            <text:p text:style-name="P4"><text:span text:style-name="T1"><text:s text:c="2"/></text:span><text:span text:style-name="T4">frameSize = 2 '\002',</text:span><text:span text:style-name="T1"> </text:span></text:p>
            <text:p text:style-name="P4"><text:span text:style-name="T1"><text:s text:c="2"/>mName = 0 '\000', </text:span></text:p>
            <text:p text:style-name="P4"><text:span text:style-name="T1"><text:s text:c="2"/>bufferTimeoutMs = 1000, </text:span></text:p>
            <text:p text:style-name="P4"><text:span text:style-name="T1"><text:s text:c="2"/>waitTimeMs = 1000, </text:span></text:p>
            <text:p text:style-name="P4"><text:span text:style-name="T1"><text:s text:c="2"/>mSendLevel = 0, </text:span></text:p>
            <text:p text:style-name="P4"><text:span text:style-name="T1"><text:s text:c="2"/>flags = 0</text:span></text:p>
            <text:p text:style-name="P4"><text:span text:style-name="T1">}</text:span></text:p>
            <text:p text:style-name="P4"><text:span text:style-name="T1">) offsets-of 'android::audio_track_cblk_t'</text:span></text:p>
            <text:p text:style-name="P4"><text:span text:style-name="T1">('android::audio_track_cblk_t', '{')</text:span></text:p>
            <text:p text:style-name="P4"><text:span text:style-name="T1"><text:s text:c="4"/>lock =&gt; 0</text:span></text:p>
            <text:p text:style-name="P4"><text:span text:style-name="T1"><text:s text:c="4"/>cv =&gt; 4</text:span></text:p>
            <text:p text:style-name="P4"><text:span text:style-name="T1"><text:s text:c="4"/>user =&gt; 8</text:span></text:p>
            <text:p text:style-name="P4"><text:span text:style-name="T1"><text:s text:c="4"/>server =&gt; 12</text:span></text:p>
            <text:p text:style-name="P4"><text:span text:style-name="T1"><text:s text:c="4"/>userBase =&gt; 16</text:span></text:p>
            <text:p text:style-name="P4"><text:span text:style-name="T1"><text:s text:c="4"/>serverBase =&gt; 20</text:span></text:p>
            <text:p text:style-name="P4"><text:span text:style-name="T1"><text:s text:c="4"/>buffers =&gt; 24</text:span></text:p>
            <text:p text:style-name="P7"><text:span text:style-name="T1"><text:s text:c="4"/></text:span><text:span text:style-name="T4">frameCount =&gt; 28</text:span><text:span text:style-name="T6">0 x1c usato nella new</text:span></text:p>
            <text:p text:style-name="P4"><text:span text:style-name="T1"><text:s text:c="4"/>loopStart =&gt; 32</text:span></text:p>
            <text:p text:style-name="P4"><text:span text:style-name="T1"><text:s text:c="4"/>loopEnd =&gt; 36</text:span></text:p>
            <text:p text:style-name="P4"><text:span text:style-name="T1"><text:s text:c="4"/>loopCount =&gt; 40</text:span></text:p>
            <text:p text:style-name="P4"><text:span text:style-name="T1"><text:s text:c="4"/>mVolumeLR =&gt; 44</text:span></text:p>
            <text:p text:style-name="P4"><text:span text:style-name="T1"><text:s text:c="4"/>sampleRate =&gt; 48</text:span></text:p>
            <text:p text:style-name="P4"><text:span text:style-name="T1"><text:s text:c="4"/></text:span><text:span text:style-name="T4">frameSize =&gt; 52 0x34</text:span></text:p>
            <text:p text:style-name="P4"><text:span text:style-name="T1"><text:s text:c="4"/>mName =&gt; 53</text:span></text:p>
            <text:p text:style-name="P4"><text:span text:style-name="T1"><text:s text:c="4"/>bufferTimeoutMs =&gt; 54</text:span></text:p>
            <text:p text:style-name="P4"><text:span text:style-name="T1"><text:s text:c="4"/>waitTimeMs =&gt; 56</text:span></text:p>
            <text:p text:style-name="P4"><text:span text:style-name="T1"><text:s text:c="4"/>mSendLevel =&gt; 58</text:span></text:p>
            <text:p text:style-name="P4"><text:span text:style-name="T1"><text:s text:c="4"/>flags =&gt; 60</text:span></text:p>
            <text:p text:style-name="P30"><text:span text:style-name="T1">}</text:span></text:p>
          </table:table-cell>
          <table:table-cell table:style-name="Table1.A2" office:value-type="string">
            <text:p text:style-name="P13">(gdb) p *buffer</text:p>
            <text:p text:style-name="P13">$7 = {</text:p>
            <text:p text:style-name="P13"><text:s text:c="2"/>{</text:p>
            <text:p text:style-name="P13"><text:s text:c="4"/>raw = 0x0, </text:p>
            <text:p text:style-name="P13"><text:s text:c="4"/>i16 = 0x0, </text:p>
            <text:p text:style-name="P13"><text:s text:c="4"/>i8 = 0x0</text:p>
            <text:p text:style-name="P13"><text:s text:c="2"/>}, </text:p>
            <text:p text:style-name="P13"><text:s text:c="2"/>(b+4) <text:span text:style-name="T12">frameCount</text:span> = 1120</text:p>
            <text:p text:style-name="P13">}</text:p>
            <text:p text:style-name="P13"/>
            <text:p text:style-name="P19">('android::AudioBufferProvider::Buffer', '{')</text:p>
            <text:p text:style-name="P19"><text:s text:c="5"/>=&gt; 0</text:p>
            <text:p text:style-name="P19"><text:s text:c="4"/><text:span text:style-name="T12">frameCount =&gt; 4</text:span></text:p>
            <text:p text:style-name="P19">}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4"/>
      <text:p text:style-name="P27"/>
      <text:p text:style-name="P27"/>
      <text:p text:style-name="P24">getNextBuffer (this, buffer, pts){</text:p>
      <text:p text:style-name="P32">b=buffer &lt;-:AudioBufferProvider::Buffer</text:p>
      <text:p text:style-name="P32"/>
      <text:p text:style-name="P32"/>
      <text:p text:style-name="P38"/>
      <text:p text:style-name="P38"><text:span text:style-name="T1">framesCount= *(</text:span><text:span text:style-name="T11">unsigned</text:span><text:span text:style-name="T1"> </text:span><text:span text:style-name="T11">int</text:span><text:span text:style-name="T1">*)(b + 4);</text:span></text:p>
      <text:p text:style-name="P38"><text:span text:style-name="T2">cblk_ptr = (</text:span><text:span text:style-name="T10">unsigned</text:span><text:span text:style-name="T2"> </text:span><text:span text:style-name="T10">int</text:span><text:span text:style-name="T2">*) (this + 0x1c) ;</text:span></text:p>
      <text:p text:style-name="P38"><text:span text:style-name="T1"/></text:p>
      <text:p text:style-name="P38"><text:span text:style-name="T1"/></text:p>
      <text:p text:style-name="P27"><text:span text:style-name="T1">}</text:span></text:p>
      <text:p text:style-name="P27"/>
      <text:p text:style-name="P27"/>
      <text:p text:style-name="P43">4.<text:span text:style-name="T22">2</text:span>.X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6">Functions</text:p>
          </table:table-cell>
          <table:table-cell table:style-name="Table3.A1" office:value-type="string">
            <text:p text:style-name="P16">android::AudioFlinger::RecordThread::RecordTrack</text:p>
          </table:table-cell>
          <table:table-cell table:style-name="Table3.A1" office:value-type="string">
            <text:p text:style-name="P7"><text:span text:style-name="T1">android::audio_track_cblk_t</text:span></text:p>
            <text:p text:style-name="P12"><text:span text:style-name="T1"/></text:p>
          </table:table-cell>
          <table:table-cell table:style-name="Table3.A1" office:value-type="string">
            <text:p text:style-name="P37">AudioBufferProvider::Buffer</text:p>
          </table:table-cell>
          <table:table-cell table:style-name="Table3.A1" office:value-type="string">
            <text:p text:style-name="P46"/>
          </table:table-cell>
          <table:table-cell table:style-name="Table3.F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3"><text:span text:style-name="T3"/></text:p>
            <text:p text:style-name="P52"/>
          </table:table-cell>
          <table:table-cell table:style-name="Table3.A2" office:value-type="string">
            <text:p text:style-name="P23">(gdb) p *this</text:p>
            <text:p text:style-name="P23">$1 = (android::AudioFlinger::RecordThread::RecordTrack) {</text:p>
            <text:p text:style-name="P23"><text:s text:c="2"/>&lt;android::AudioFlinger::ThreadBase::TrackBase&gt; = {</text:p>
            <text:p text:style-name="P23"><text:s text:c="4"/>&lt;android::ExtendedAudioBufferProvider&gt; = {</text:p>
            <text:p text:style-name="P23"><text:s text:c="6"/>&lt;android::AudioBufferProvider&gt; = {</text:p>
            <text:p text:style-name="P23"><text:s text:c="8"/>_vptr.AudioBufferProvider = 0x4013d2a8, </text:p>
            <text:p text:style-name="P23"><text:s text:c="8"/>static kInvalidPTS = 9223372036854775807, </text:p>
            <text:p text:style-name="P23"><text:s text:c="8"/>static kValid = 1196379972, </text:p>
            <text:p text:style-name="P23"><text:s text:c="8"/>static kDead = 1145389380, </text:p>
            <text:p text:style-name="P23"><text:s text:c="8"/>mValid = 1196379972</text:p>
            <text:p text:style-name="P23"><text:s text:c="6"/>}, &lt;No data fields&gt;}, </text:p>
            <text:p text:style-name="P23"><text:s text:c="4"/>&lt;android::RefBase&gt; = {</text:p>
            <text:p text:style-name="P23"><text:s text:c="6"/>_vptr.RefBase = 0x4013d2d0, </text:p>
            <text:p text:style-name="P23"><text:s text:c="6"/>mRefs = 0x4143a5c8</text:p>
            <text:p text:style-name="P23"><text:s text:c="4"/>}, </text:p>
            <text:p text:style-name="P23"><text:s text:c="4"/>members of android::AudioFlinger::ThreadBase::TrackBase: </text:p>
            <text:p text:style-name="P23"><text:s text:c="4"/>mThread = {</text:p>
            <text:p text:style-name="P23"><text:s text:c="6"/>m_ptr = 0x4143a428, </text:p>
            <text:p text:style-name="P23"><text:s text:c="6"/>m_refs = 0x400eef70</text:p>
            <text:p text:style-name="P23"><text:s text:c="4"/>}, </text:p>
            <text:p text:style-name="P23"><text:s text:c="4"/>mClient = {</text:p>
            <text:p text:style-name="P23"><text:s text:c="6"/>m_ptr = 0x4176f590</text:p>
            <text:p text:style-name="P23"><text:s text:c="4"/>}, </text:p>
            <text:p text:style-name="P23"><text:s text:c="4"/>mCblkMemory = {</text:p>
            <text:p text:style-name="P23"><text:s text:c="6"/>m_ptr = 0x4143a5f8</text:p>
            <text:p text:style-name="P23"><text:soft-page-break/><text:s text:c="4"/>}, </text:p>
            <text:p text:style-name="P23"><text:s text:c="4"/>mCblk = 0x42142640, </text:p>
            <text:p text:style-name="P23"><text:s text:c="4"/>mBuffer = 0x42142680, </text:p>
            <text:p text:style-name="P23"><text:s text:c="4"/>mBufferEnd = 0x42143800, </text:p>
            <text:p text:style-name="P23"><text:s text:c="4"/>mFrameCount = 0, </text:p>
            <text:p text:style-name="P23"><text:s text:c="4"/>mState = android::AudioFlinger::ThreadBase::TrackBase::RESUMING, </text:p>
            <text:p text:style-name="P23"><text:s text:c="4"/>mSampleRate = 48000, </text:p>
            <text:p text:style-name="P23"><text:s text:c="4"/>mFormat = AUDIO_FORMAT_PCM_16_BIT, </text:p>
            <text:p text:style-name="P23"><text:s text:c="4"/>mStepServerFailed = false, </text:p>
            <text:p text:style-name="P23"><text:s text:c="4"/>mSessionId = 81, </text:p>
            <text:p text:style-name="P23"><text:s text:c="4"/>mChannelCount = 1 '\001', </text:p>
            <text:p text:style-name="P23"><text:s text:c="4"/>mChannelMask = 16, </text:p>
            <text:p text:style-name="P23"><text:s text:c="4"/>mSyncEvents = {</text:p>
            <text:p text:style-name="P23"><text:s text:c="6"/>&lt;android::VectorImpl&gt; = {</text:p>
            <text:p text:style-name="P23"><text:s text:c="8"/>_vptr.VectorImpl = 0x4013a6c8, </text:p>
            <text:p text:style-name="P23"><text:s text:c="8"/>mStorage = 0x0, </text:p>
            <text:p text:style-name="P23"><text:s text:c="8"/>mCount = 0, </text:p>
            <text:p text:style-name="P23"><text:s text:c="8"/>mFlags = 0, </text:p>
            <text:p text:style-name="P23"><text:s text:c="8"/>mItemSize = 4</text:p>
            <text:p text:style-name="P23"><text:s text:c="6"/>}, &lt;No data fields&gt;}</text:p>
            <text:p text:style-name="P23"><text:s text:c="2"/>}, </text:p>
            <text:p text:style-name="P23"><text:s text:c="2"/>members of android::AudioFlinger::RecordThread::RecordTrack: </text:p>
            <text:p text:style-name="P23"><text:s text:c="2"/>mOverflow = false</text:p>
            <text:p text:style-name="P23">}</text:p>
            <text:p text:style-name="P23">(gdb) offsets-of 'android::AudioFlinger::ThreadBase::TrackBase'</text:p>
            <text:p text:style-name="P23">('android::AudioFlinger::ThreadBase::TrackBase', '{')</text:p>
            <text:p text:style-name="P23"><text:s text:c="4"/>android::ExtendedAudioBufferProvider =&gt; 0</text:p>
            <text:p text:style-name="P23"><text:s text:c="4"/>android::RefBase =&gt; 8</text:p>
            <text:p text:style-name="P23"><text:s text:c="4"/>mThread =&gt; 16</text:p>
            <text:p text:style-name="P23"><text:s text:c="3"/><text:span text:style-name="T12"><text:s/>mClient =&gt; 24 0x18</text:span></text:p>
            <text:p text:style-name="P23"><text:s text:c="4"/>mCblkMemory =&gt; 28</text:p>
            <text:p text:style-name="P23"><text:s text:c="4"/><text:span text:style-name="T12">mCblk =&gt; 32 0x20</text:span></text:p>
            <text:p text:style-name="P23"><text:s text:c="4"/>mBuffer =&gt; 36</text:p>
            <text:p text:style-name="P23"><text:s text:c="4"/>mBufferEnd =&gt; 40</text:p>
            <text:p text:style-name="P23"><text:s text:c="4"/><text:span text:style-name="T12">mFrameCount =&gt; 44 0x2c</text:span></text:p>
            <text:p text:style-name="P23"><text:s text:c="4"/>mState =&gt; 48</text:p>
            <text:p text:style-name="P23"><text:s text:c="4"/>mSampleRate =&gt; 52</text:p>
            <text:p text:style-name="P23"><text:s text:c="4"/>mFormat =&gt; 56</text:p>
            <text:p text:style-name="P23"><text:s text:c="4"/>mStepServerFailed =&gt; 60</text:p>
            <text:p text:style-name="P23"><text:s text:c="4"/>mSessionId =&gt; 64</text:p>
            <text:p text:style-name="P23"><text:s text:c="4"/>mChannelCount =&gt; 68</text:p>
            <text:p text:style-name="P23"><text:s text:c="4"/>mChannelMask =&gt; 72</text:p>
            <text:p text:style-name="P23"><text:s text:c="4"/>mSyncEvents =&gt; 76</text:p>
            <text:p text:style-name="P23">}</text:p>
          </table:table-cell>
          <table:table-cell table:style-name="Table3.A2" office:value-type="string">
            <text:p text:style-name="P23">(gdb) offsets-of 'android::audio_track_cblk_t'</text:p>
            <text:p text:style-name="P23">('android::audio_track_cblk_t', '{')</text:p>
            <text:p text:style-name="P23"><text:s text:c="4"/>lock =&gt; 0</text:p>
            <text:p text:style-name="P23"><text:s text:c="4"/>cv =&gt; 4</text:p>
            <text:p text:style-name="P23"><text:s text:c="4"/>user =&gt; 8</text:p>
            <text:p text:style-name="P23"><text:s text:c="4"/>server =&gt; 12</text:p>
            <text:p text:style-name="P23"><text:s text:c="4"/>userBase =&gt; 16</text:p>
            <text:p text:style-name="P23"><text:s text:c="4"/>serverBase =&gt; 20</text:p>
            <text:p text:style-name="P23"><text:s text:c="4"/>buffers =&gt; 24</text:p>
            <text:p text:style-name="P23"><text:s text:c="3"/><text:span text:style-name="T12"><text:s/>frameCount =&gt; 28 0x1c usato nella new</text:span></text:p>
            <text:p text:style-name="P23"><text:s text:c="4"/>loopStart =&gt; 32</text:p>
            <text:p text:style-name="P23"><text:s text:c="4"/>loopEnd =&gt; 36</text:p>
            <text:p text:style-name="P23"><text:s text:c="4"/>loopCount =&gt; 40</text:p>
            <text:p text:style-name="P23"><text:s text:c="4"/>mVolumeLR =&gt; 44</text:p>
            <text:p text:style-name="P23"><text:s text:c="4"/>sampleRate =&gt; 48</text:p>
            <text:p text:style-name="P23"><text:s text:c="4"/><text:span text:style-name="T12">frameSize =&gt; 52 0x34</text:span></text:p>
            <text:p text:style-name="P23"><text:s text:c="4"/>mName =&gt; 53</text:p>
            <text:p text:style-name="P23"><text:s text:c="4"/>bufferTimeoutMs =&gt; 54</text:p>
            <text:p text:style-name="P23"><text:s text:c="4"/>waitTimeMs =&gt; 56</text:p>
            <text:p text:style-name="P23"><text:s text:c="4"/>mSendLevel =&gt; 58</text:p>
            <text:p text:style-name="P23"><text:s text:c="4"/>flags =&gt; 60</text:p>
            <text:p text:style-name="P23">}</text:p>
          </table:table-cell>
          <table:table-cell table:style-name="Table3.A2" office:value-type="string">
            <text:p text:style-name="P16">(gdb) p *buffer</text:p>
            <text:p text:style-name="P16">$7 = {</text:p>
            <text:p text:style-name="P16"><text:s text:c="2"/>{</text:p>
            <text:p text:style-name="P16"><text:s text:c="4"/>raw = 0x0, </text:p>
            <text:p text:style-name="P16"><text:s text:c="4"/>i16 = 0x0, </text:p>
            <text:p text:style-name="P16"><text:s text:c="4"/>i8 = 0x0</text:p>
            <text:p text:style-name="P16"><text:s text:c="2"/>}, </text:p>
            <text:p text:style-name="P16"><text:s text:c="2"/>(b+4) <text:span text:style-name="T12">frameCount</text:span> = 1120</text:p>
            <text:p text:style-name="P16">}</text:p>
            <text:p text:style-name="P16"/>
            <text:p text:style-name="P20">('android::AudioBufferProvider::Buffer', '{')</text:p>
            <text:p text:style-name="P20"><text:s text:c="5"/>=&gt; 0</text:p>
            <text:p text:style-name="P20"><text:s text:c="4"/><text:span text:style-name="T12">frameCount =&gt; 4 </text:span><text:span text:style-name="T15">usato nella getnewBuffer</text:span></text:p>
            <text:p text:style-name="P20">}</text:p>
          </table:table-cell>
          <table:table-cell table:style-name="Table3.A2" office:value-type="string">
            <text:p text:style-name="P48">('android::AudioFlinger::PlaybackThread::Track', '{')</text:p>
            <text:p text:style-name="P48"><text:s text:c="4"/>android::AudioFlinger::ThreadBase::TrackBase =&gt; 0</text:p>
            <text:p text:style-name="P48"><text:s text:c="4"/>android::VolumeProvider =&gt; 120</text:p>
            <text:p text:style-name="P48"><text:s text:c="4"/>mFillingUpStatus =&gt; 124</text:p>
            <text:p text:style-name="P48"><text:s text:c="4"/>mRetryCount =&gt; 125</text:p>
            <text:p text:style-name="P48"><text:s text:c="4"/>mSharedBuffer =&gt; 128</text:p>
            <text:p text:style-name="P48"><text:s text:c="4"/>mResetDone =&gt; 132</text:p>
            <text:p text:style-name="P48"><text:s text:c="4"/><text:span text:style-name="T12">mStreamType =&gt; 136 </text:span><text:span text:style-name="T14">0x88</text:span></text:p>
            <text:p text:style-name="P48"><text:s text:c="4"/>mName =&gt; 140</text:p>
            <text:p text:style-name="P48"><text:s text:c="4"/>mMainBuffer =&gt; 144</text:p>
            <text:p text:style-name="P48"><text:s text:c="4"/>mAuxBuffer =&gt; 148</text:p>
            <text:p text:style-name="P48"><text:s text:c="4"/>mAuxEffectId =&gt; 152</text:p>
            <text:p text:style-name="P48"><text:s text:c="4"/>mHasVolumeController =&gt; 156</text:p>
            <text:p text:style-name="P48"><text:s text:c="4"/>mPresentationCompleteFrames =&gt; 160</text:p>
            <text:p text:style-name="P48"><text:s text:c="4"/>mFlags =&gt; 164</text:p>
            <text:p text:style-name="P48"><text:s text:c="4"/>mFastIndex =&gt; 168</text:p>
            <text:p text:style-name="P48"><text:s text:c="4"/>mObservedUnderruns =&gt; 172</text:p>
            <text:p text:style-name="P48"><text:s text:c="4"/>mUnderrunCount =&gt; 176</text:p>
            <text:p text:style-name="P48"><text:s text:c="4"/>mCachedVolume =&gt; 180</text:p>
            <text:p text:style-name="P48"><text:s text:c="4"/>mIsInvalid =&gt; 184</text:p>
            <text:p text:style-name="P48">}</text:p>
            <text:p text:style-name="P50"><text:s/>offsets-of 'android::AudioFlinger::PlaybackThread'</text:p>
            <text:p text:style-name="P50">('android::AudioFlinger::PlaybackThread', '{')</text:p>
            <text:p text:style-name="P50"><text:s text:c="4"/>android::AudioFlinger::ThreadBase =&gt; 0</text:p>
            <text:p text:style-name="P50"><text:soft-page-break/><text:s text:c="4"/><text:span text:style-name="T12">mMixBuffer =&gt; 220 0xdc</text:span></text:p>
            <text:p text:style-name="P50"><text:s text:c="4"/>mSuspended =&gt; 224</text:p>
            <text:p text:style-name="P50"><text:s text:c="4"/>mBytesWritten =&gt; 228</text:p>
            <text:p text:style-name="P50"><text:s text:c="4"/>mMasterMute =&gt; 232</text:p>
            <text:p text:style-name="P50"><text:s text:c="4"/>mActiveTracks =&gt; 236</text:p>
            <text:p text:style-name="P50"><text:s text:c="4"/>mTracks =&gt; 256</text:p>
            <text:p text:style-name="P50"><text:s text:c="4"/>mStreamTypes =&gt; 276</text:p>
            <text:p text:style-name="P50"><text:s text:c="4"/>mOutput =&gt; 364</text:p>
            <text:p text:style-name="P50"><text:s text:c="4"/>mMasterVolume =&gt; 368</text:p>
            <text:p text:style-name="P50"><text:s text:c="4"/>mLastWriteTime =&gt; 376</text:p>
            <text:p text:style-name="P50"><text:s text:c="4"/>mNumWrites =&gt; 384</text:p>
            <text:p text:style-name="P50"><text:s text:c="4"/>mNumDelayedWrites =&gt; 388</text:p>
            <text:p text:style-name="P50"><text:s text:c="4"/>mInWrite =&gt; 392</text:p>
            <text:p text:style-name="P50"><text:s text:c="4"/>standbyTime =&gt; 400</text:p>
            <text:p text:style-name="P50"><text:s text:c="4"/>mixBufferSize =&gt; 408</text:p>
            <text:p text:style-name="P50"><text:s text:c="4"/>activeSleepTime =&gt; 412</text:p>
            <text:p text:style-name="P50"><text:s text:c="4"/>idleSleepTime =&gt; 416</text:p>
            <text:p text:style-name="P50"><text:s text:c="4"/>sleepTime =&gt; 420</text:p>
            <text:p text:style-name="P50"><text:s text:c="4"/>mMixerStatus =&gt; 424</text:p>
            <text:p text:style-name="P50"><text:s text:c="4"/>mMixerStatusIgnoringFastTracks =&gt; 428</text:p>
            <text:p text:style-name="P50"><text:s text:c="4"/>sleepTimeShift =&gt; 432</text:p>
            <text:p text:style-name="P50"><text:s text:c="4"/>standbyDelay =&gt; 440</text:p>
            <text:p text:style-name="P50"><text:s text:c="4"/>maxPeriod =&gt; 448</text:p>
            <text:p text:style-name="P50"><text:s text:c="4"/>writeFrames =&gt; 456</text:p>
            <text:p text:style-name="P50"><text:s text:c="4"/>mOutputSink =&gt; 460</text:p>
            <text:p text:style-name="P50"><text:s text:c="4"/>mPipeSink =&gt; 464</text:p>
            <text:p text:style-name="P50"><text:s text:c="4"/>mNormalSink =&gt; 468</text:p>
            <text:p text:style-name="P50">…..</text:p>
          </table:table-cell>
          <table:table-cell table:style-name="Table3.F2" office:value-type="string">
            <text:p text:style-name="P52"/>
          </table:table-cell>
        </table:table-row>
      </table:table>
      <text:p text:style-name="P7"/>
      <text:p text:style-name="P29"/>
      <text:p text:style-name="P29"/>
      <text:p text:style-name="P26">getNextBuffer (this, buffer, pts){</text:p>
      <text:p text:style-name="P34">b=buffer &lt;-:AudioBufferProvider::Buffer</text:p>
      <text:p text:style-name="P34"/>
      <text:p text:style-name="P34"/>
      <text:p text:style-name="P40"/>
      <text:p text:style-name="P40"><text:span text:style-name="T1">framesCount= *(</text:span><text:span text:style-name="T11">unsigned</text:span><text:span text:style-name="T1"> </text:span><text:span text:style-name="T11">int</text:span><text:span text:style-name="T1">*)(b + 4);</text:span></text:p>
      <text:p text:style-name="P40"><text:span text:style-name="T2">cblk_ptr = (</text:span><text:span text:style-name="T10">unsigned</text:span><text:span text:style-name="T2"> </text:span><text:span text:style-name="T10">int</text:span><text:span text:style-name="T2">*) (this + 0x1c) ;</text:span></text:p>
      <text:p text:style-name="P40"><text:soft-page-break/><text:span text:style-name="T1"/></text:p>
      <text:p text:style-name="P40"><text:span text:style-name="T1"/></text:p>
      <text:p text:style-name="P29"><text:span text:style-name="T1">}</text:span></text:p>
      <text:p text:style-name="P27"/>
      <text:p text:style-name="P27"/>
      <text:p text:style-name="P42">4.<text:span text:style-name="T17">3</text:span>.X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5">Functions</text:p>
          </table:table-cell>
          <table:table-cell table:style-name="Table2.A1" office:value-type="string">
            <text:p text:style-name="P15">android::AudioFlinger::RecordThread::RecordTrack</text:p>
          </table:table-cell>
          <table:table-cell table:style-name="Table2.A1" office:value-type="string">
            <text:p text:style-name="P5"><text:span text:style-name="T1">android::audio_track_cblk_t</text:span></text:p>
            <text:p text:style-name="P11"><text:span text:style-name="T1">Non piu' disponibile frameSize da <text:s/>android::audio_track_cblk_t</text:span></text:p>
          </table:table-cell>
          <table:table-cell table:style-name="Table2.A1" office:value-type="string">
            <text:p text:style-name="P36">AudioBufferProvider::Buffer</text:p>
          </table:table-cell>
          <table:table-cell table:style-name="Table2.A1" office:value-type="string">
            <text:p text:style-name="P45"/>
          </table:table-cell>
          <table:table-cell table:style-name="Table2.F1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2"><text:span text:style-name="T3"/></text:p>
            <text:p text:style-name="P51"/>
          </table:table-cell>
          <table:table-cell table:style-name="Table2.A2" office:value-type="string">
            <text:p text:style-name="P5"><text:s/><text:span text:style-name="T1">p *this</text:span></text:p>
            <text:p text:style-name="P15"><text:s/><text:span text:style-name="T17"><text:s text:c="2"/>&lt;android::AudioFlinger::ThreadBase::TrackBase&gt; = {</text:span></text:p>
            <text:p text:style-name="P17"><text:s text:c="4"/>&lt;android::ExtendedAudioBufferProvider&gt; = {</text:p>
            <text:p text:style-name="P17"><text:s text:c="6"/>&lt;android::AudioBufferProvider&gt; = {</text:p>
            <text:p text:style-name="P17"><text:s text:c="8"/>_vptr.AudioBufferProvider = 0x100, </text:p>
            <text:p text:style-name="P17"><text:s text:c="8"/>static kInvalidPTS = 9223372036854775807</text:p>
            <text:p text:style-name="P17"><text:s text:c="6"/>}, &lt;No data fields&gt;}, </text:p>
            <text:p text:style-name="P17"><text:s text:c="4"/>&lt;android::RefBase&gt; = {</text:p>
            <text:p text:style-name="P17"><text:s text:c="6"/>_vptr.RefBase = 0x18, </text:p>
            <text:p text:style-name="P17"><text:s text:c="6"/>mRefs = 0x6e0061</text:p>
            <text:p text:style-name="P17"><text:s text:c="4"/>}, </text:p>
            <text:p text:style-name="P17"><text:s text:c="4"/>members of android::AudioFlinger::ThreadBase::TrackBase: </text:p>
            <text:p text:style-name="P17"><text:s text:c="4"/>mThread = {</text:p>
            <text:p text:style-name="P17"><text:s text:c="6"/>m_ptr = 0x720064, </text:p>
            <text:p text:style-name="P17"><text:s text:c="6"/>m_refs = 0x69006f</text:p>
            <text:p text:style-name="P17"><text:s text:c="4"/>}, </text:p>
            <text:p text:style-name="P17"><text:s text:c="4"/><text:span text:style-name="T12">mClient</text:span> = {</text:p>
            <text:p text:style-name="P17"><text:s text:c="6"/>m_ptr = 0x2e0064 <text:span text:style-name="T13">offset=0x14</text:span></text:p>
            <text:p text:style-name="P17"><text:s text:c="4"/>}, </text:p>
            <text:p text:style-name="P17"><text:s text:c="4"/>mCblkMemory = {</text:p>
            <text:p text:style-name="P17"><text:s text:c="6"/>m_ptr = 0x73006f</text:p>
            <text:p text:style-name="P17"><text:s text:c="4"/>}, </text:p>
            <text:p text:style-name="P17"><text:s text:c="4"/><text:span text:style-name="T12">mCblk = 0x49002e,</text:span> <text:span text:style-name="T18">offset=0x1c</text:span></text:p>
            <text:p text:style-name="P17"><text:s text:c="4"/>mBuffer = 0x6f0050, </text:p>
            <text:p text:style-name="P17"><text:s text:c="4"/>mBufferEnd = 0x650077, </text:p>
            <text:p text:style-name="P17"><text:s text:c="4"/>mStepCount = 5046386, </text:p>
            <text:p text:style-name="P17"><text:s text:c="4"/>mState = 7209057, </text:p>
            <text:p text:style-name="P17"><text:s text:c="4"/>mSampleRate = 6750305, </text:p>
            <text:p text:style-name="P17"><text:s text:c="4"/>mFormat = 7471205, </text:p>
            <text:p text:style-name="P17"><text:s text:c="4"/>mChannelMask = 0, </text:p>
            <text:p text:style-name="P17"><text:s text:c="4"/>mChannelCount = 133 '\205', </text:p>
            <text:p text:style-name="P17"><text:s text:c="4"/>mFrameSize = 383, </text:p>
            <text:p text:style-name="P17"><text:s text:c="4"/>mFrameCount = 3088015184, </text:p>
            <text:p text:style-name="P17"><text:s text:c="4"/>mStepServerFailed = 56, </text:p>
            <text:p text:style-name="P17"><text:s text:c="4"/>mSessionId = 1, </text:p>
            <text:p text:style-name="P17"><text:s text:c="4"/>mSyncEvents = {</text:p>
            <text:p text:style-name="P17"><text:s text:c="6"/>&lt;android::VectorImpl&gt; = {</text:p>
            <text:p text:style-name="P17"><text:s text:c="8"/>_vptr.VectorImpl = 0xa, </text:p>
            <text:p text:style-name="P17"><text:s text:c="8"/>mStorage = 0x750041, </text:p>
            <text:p text:style-name="P17"><text:s text:c="8"/>mCount = 6881380, </text:p>
            <text:p text:style-name="P17"><text:s text:c="8"/>mFlags = 4784239, </text:p>
            <text:p text:style-name="P17"><text:s text:c="8"/>mItemSize = 6226030</text:p>
            <text:p text:style-name="P17"><text:s text:c="6"/>}, &lt;No data fields&gt;}, </text:p>
            <text:p text:style-name="P17"><text:s text:c="4"/>mIsOut = 53, </text:p>
            <text:p text:style-name="P17"><text:s text:c="4"/>mServerProxy = 0x0, </text:p>
            <text:p text:style-name="P17"><text:s text:c="4"/>mId = 0, </text:p>
            <text:p text:style-name="P17"><text:soft-page-break/><text:s text:c="4"/>mTeeSink = {</text:p>
            <text:p text:style-name="P17"><text:s text:c="6"/>m_ptr = 0x0</text:p>
            <text:p text:style-name="P17"><text:s text:c="4"/>}, </text:p>
            <text:p text:style-name="P17"><text:s text:c="4"/>mTeeSource = {</text:p>
            <text:p text:style-name="P17"><text:s text:c="6"/>m_ptr = 0x0</text:p>
            <text:p text:style-name="P17"><text:s text:c="4"/>}</text:p>
            <text:p text:style-name="P17"><text:s text:c="2"/>}, </text:p>
            <text:p text:style-name="P17"><text:s text:c="2"/>members of android::AudioFlinger::RecordThread::RecordTrack: </text:p>
            <text:p text:style-name="P17"><text:s text:c="2"/>mOverflow = false</text:p>
            <text:p text:style-name="P17">}</text:p>
            <text:p text:style-name="P21">('android::AudioFlinger::ThreadBase::TrackBase', '{')</text:p>
            <text:p text:style-name="P21"><text:s text:c="4"/>android::ExtendedAudioBufferProvider =&gt; 0</text:p>
            <text:p text:style-name="P21"><text:s text:c="4"/>android::RefBase =&gt; 4</text:p>
            <text:p text:style-name="P21"><text:s text:c="4"/>mThread =&gt; 12</text:p>
            <text:p text:style-name="P21"><text:s text:c="4"/><text:span text:style-name="T12">mClient =&gt; 20 </text:span><text:span text:style-name="T14">0x14</text:span></text:p>
            <text:p text:style-name="P21"><text:s text:c="4"/>mCblkMemory =&gt; 24</text:p>
            <text:p text:style-name="P21"><text:s text:c="4"/><text:span text:style-name="T12">mCblk =&gt; 28 </text:span><text:span text:style-name="T14">0x1c</text:span></text:p>
            <text:p text:style-name="P21"><text:s text:c="4"/>mBuffer =&gt; 32</text:p>
            <text:p text:style-name="P21"><text:s text:c="4"/>mBufferEnd =&gt; 36</text:p>
            <text:p text:style-name="P21"><text:s text:c="4"/>mStepCount =&gt; 40</text:p>
            <text:p text:style-name="P21"><text:s text:c="4"/>mState =&gt; 44</text:p>
            <text:p text:style-name="P21"><text:s text:c="4"/>mSampleRate =&gt; 48</text:p>
            <text:p text:style-name="P21"><text:s text:c="4"/>mFormat =&gt; 52</text:p>
            <text:p text:style-name="P21"><text:s text:c="4"/>mChannelMask =&gt; 56</text:p>
            <text:p text:style-name="P21"><text:s text:c="4"/>mChannelCount =&gt; 60</text:p>
            <text:p text:style-name="P21"><text:s text:c="4"/><text:span text:style-name="T12">mFrameSize</text:span> =&gt; 64 0x40</text:p>
            <text:p text:style-name="P21"><text:s text:c="4"/><text:span text:style-name="T12">mFrameCount</text:span> =&gt; 68 0x44</text:p>
            <text:p text:style-name="P21"><text:s text:c="4"/>mStepServerFailed =&gt; 72</text:p>
            <text:p text:style-name="P21"><text:s text:c="4"/>mSessionId =&gt; 76</text:p>
            <text:p text:style-name="P21"><text:s text:c="4"/>mSyncEvents =&gt; 80</text:p>
            <text:p text:style-name="P21"><text:s text:c="4"/>mIsOut =&gt; 100</text:p>
            <text:p text:style-name="P21"><text:s text:c="4"/>mServerProxy =&gt; 104</text:p>
            <text:p text:style-name="P21"><text:s text:c="4"/>mId =&gt; 108</text:p>
            <text:p text:style-name="P21"><text:s text:c="4"/>mTeeSink =&gt; 112</text:p>
            <text:p text:style-name="P21"><text:s text:c="4"/>mTeeSource =&gt; 116</text:p>
            <text:p text:style-name="P21">}</text:p>
          </table:table-cell>
          <table:table-cell table:style-name="Table2.A2" office:value-type="string">
            <text:p text:style-name="P6"><text:span text:style-name="T1"><text:s/></text:span><text:span text:style-name="T7">(gdb) p *this-&gt;mCblk</text:span></text:p>
            <text:p text:style-name="P8"><text:span text:style-name="T1">$23 = {</text:span></text:p>
            <text:p text:style-name="P8"><text:span text:style-name="T1"><text:s text:c="2"/>lock = {</text:span></text:p>
            <text:p text:style-name="P8"><text:span text:style-name="T1"><text:s text:c="4"/>mMutex = {</text:span></text:p>
            <text:p text:style-name="P8"><text:span text:style-name="T1"><text:s text:c="6"/>value = 8192</text:span></text:p>
            <text:p text:style-name="P8"><text:span text:style-name="T1"><text:s text:c="4"/>}</text:span></text:p>
            <text:p text:style-name="P8"><text:span text:style-name="T1"><text:s text:c="2"/>}, </text:span></text:p>
            <text:p text:style-name="P8"><text:span text:style-name="T1"><text:s text:c="2"/>cv = {</text:span></text:p>
            <text:p text:style-name="P8"><text:span text:style-name="T1"><text:s text:c="4"/>mCond = {</text:span></text:p>
            <text:p text:style-name="P8"><text:span text:style-name="T1"><text:s text:c="6"/>value = -169</text:span></text:p>
            <text:p text:style-name="P8"><text:span text:style-name="T1"><text:s text:c="4"/>}</text:span></text:p>
            <text:p text:style-name="P8"><text:span text:style-name="T1"><text:s text:c="2"/>}, </text:span></text:p>
            <text:p text:style-name="P8"><text:span text:style-name="T1"><text:s text:c="2"/>user = 28160, </text:span></text:p>
            <text:p text:style-name="P8"><text:span text:style-name="T1"><text:s text:c="2"/>server = 27200, </text:span></text:p>
            <text:p text:style-name="P8"><text:span text:style-name="T1"><text:s text:c="2"/>userBase = 28160, </text:span></text:p>
            <text:p text:style-name="P8"><text:span text:style-name="T1"><text:s text:c="2"/>serverBase = 26880, </text:span></text:p>
            <text:p text:style-name="P8"><text:span text:style-name="T1"><text:s text:c="2"/>mPad1 = 0, </text:span></text:p>
            <text:p text:style-name="P8"><text:span text:style-name="T1"><text:s text:c="2"/></text:span><text:span text:style-name="T8">frameCount</text:span><text:span text:style-name="T1">_ = 1280, </text:span></text:p>
            <text:p text:style-name="P8"><text:span text:style-name="T1"><text:s text:c="2"/>loopStart = 4294967295, </text:span></text:p>
            <text:p text:style-name="P8"><text:span text:style-name="T1"><text:s text:c="2"/>loopEnd = 4294967295, </text:span></text:p>
            <text:p text:style-name="P8"><text:span text:style-name="T1"><text:s text:c="2"/>loopCount = 0, </text:span></text:p>
            <text:p text:style-name="P8"><text:span text:style-name="T1"><text:s text:c="2"/>mVolumeLR = 214699212, </text:span></text:p>
            <text:p text:style-name="P8"><text:span text:style-name="T1"><text:s text:c="2"/>mSampleRate = 16000, </text:span></text:p>
            <text:p text:style-name="P8"><text:span text:style-name="T1"><text:s text:c="2"/>mPad2 = 0 '\000', </text:span></text:p>
            <text:p text:style-name="P8"><text:span text:style-name="T1"><text:s text:c="2"/>mName = 2 '\002', </text:span></text:p>
            <text:p text:style-name="P8"><text:span text:style-name="T1"><text:s text:c="2"/>bufferTimeoutMs = 1000, </text:span></text:p>
            <text:p text:style-name="P8"><text:span text:style-name="T1"><text:s text:c="2"/>waitTimeMs = 0, </text:span></text:p>
            <text:p text:style-name="P8"><text:span text:style-name="T1"><text:s text:c="2"/>mSendLevel = 0, </text:span></text:p>
            <text:p text:style-name="P8"><text:span text:style-name="T1"><text:s text:c="2"/>flags = 0</text:span></text:p>
            <text:p text:style-name="P8"><text:span text:style-name="T1">}</text:span></text:p>
            <text:p text:style-name="P6"/>
            <text:p text:style-name="P8"><text:span text:style-name="T1"><text:s/>offsets-of 'android::audio_track_cblk_t'</text:span></text:p>
            <text:p text:style-name="P8"><text:span text:style-name="T1">('android::audio_track_cblk_t', '{')</text:span></text:p>
            <text:p text:style-name="P8"><text:span text:style-name="T1"><text:s text:c="4"/>lock =&gt; 0</text:span></text:p>
            <text:p text:style-name="P8"><text:span text:style-name="T1"><text:s text:c="4"/>cv =&gt; 4</text:span></text:p>
            <text:p text:style-name="P8"><text:span text:style-name="T1"><text:s text:c="4"/>user =&gt; 8</text:span></text:p>
            <text:p text:style-name="P8"><text:span text:style-name="T1"><text:s text:c="4"/>server =&gt; 12</text:span></text:p>
            <text:p text:style-name="P8"><text:span text:style-name="T1"><text:s text:c="4"/>userBase =&gt; 16</text:span></text:p>
            <text:p text:style-name="P8"><text:span text:style-name="T1"><text:s text:c="4"/>serverBase =&gt; 20</text:span></text:p>
            <text:p text:style-name="P8"><text:span text:style-name="T1"><text:s text:c="4"/>mPad1 =&gt; 24</text:span></text:p>
            <text:p text:style-name="P10"><text:span text:style-name="T1"><text:s text:c="3"/></text:span><text:span text:style-name="T4"><text:s/>frameCount_ </text:span><text:span text:style-name="T5">=&gt; 28 </text:span><text:span text:style-name="T6">0x1c usato nella new</text:span></text:p>
            <text:p text:style-name="P8"><text:span text:style-name="T1"><text:s text:c="4"/>loopStart =&gt; 32</text:span></text:p>
            <text:p text:style-name="P8"><text:span text:style-name="T1"><text:s text:c="4"/>loopEnd =&gt; 36</text:span></text:p>
            <text:p text:style-name="P8"><text:span text:style-name="T1"><text:s text:c="4"/>loopCount =&gt; 40</text:span></text:p>
            <text:p text:style-name="P8"><text:span text:style-name="T1"><text:s text:c="4"/>mVolumeLR =&gt; 44</text:span></text:p>
            <text:p text:style-name="P8"><text:span text:style-name="T1"><text:s text:c="4"/>mSampleRate =&gt; 48</text:span></text:p>
            <text:p text:style-name="P8"><text:span text:style-name="T1"><text:s text:c="4"/>mPad2 =&gt; 52</text:span></text:p>
            <text:p text:style-name="P8"><text:span text:style-name="T1"><text:s text:c="4"/>mName =&gt; 53</text:span></text:p>
            <text:p text:style-name="P8"><text:span text:style-name="T1"><text:s text:c="4"/>bufferTimeoutMs =&gt; 54</text:span></text:p>
            <text:p text:style-name="P8"><text:soft-page-break/><text:span text:style-name="T1"><text:s text:c="4"/>waitTimeMs =&gt; 56</text:span></text:p>
            <text:p text:style-name="P8"><text:span text:style-name="T1"><text:s text:c="4"/>mSendLevel =&gt; 58</text:span></text:p>
            <text:p text:style-name="P8"><text:span text:style-name="T1"><text:s text:c="4"/>flags =&gt; 60</text:span></text:p>
            <text:p text:style-name="P8"><text:span text:style-name="T1">}</text:span></text:p>
            <text:p text:style-name="P31"><text:span text:style-name="T1">}</text:span></text:p>
          </table:table-cell>
          <table:table-cell table:style-name="Table2.A2" office:value-type="string">
            <text:p text:style-name="P15">(gdb) p *buffer</text:p>
            <text:p text:style-name="P15">$7 = {</text:p>
            <text:p text:style-name="P15"><text:s text:c="2"/>{</text:p>
            <text:p text:style-name="P15"><text:s text:c="4"/>raw = 0x0, </text:p>
            <text:p text:style-name="P15"><text:s text:c="4"/>i16 = 0x0, </text:p>
            <text:p text:style-name="P15"><text:s text:c="4"/>i8 = 0x0</text:p>
            <text:p text:style-name="P15"><text:s text:c="2"/>}, </text:p>
            <text:p text:style-name="P15"><text:s text:c="2"/>(b+4) <text:span text:style-name="T12">frameCount</text:span> = <text:span text:style-name="T19">320</text:span></text:p>
            <text:p text:style-name="P15">}</text:p>
            <text:p text:style-name="P15"/>
            <text:p text:style-name="P19">('android::AudioBufferProvider::Buffer', '{')</text:p>
            <text:p text:style-name="P19"><text:s text:c="5"/>=&gt; 0</text:p>
            <text:p text:style-name="P19"><text:s text:c="4"/>frameCount =&gt; 4</text:p>
            <text:p text:style-name="P19">}</text:p>
          </table:table-cell>
          <table:table-cell table:style-name="Table2.A2" office:value-type="string">
            <text:p text:style-name="P47">('android::AudioFlinger::PlaybackThread::Track', '{')</text:p>
            <text:p text:style-name="P47"><text:s text:c="4"/>android::AudioFlinger::ThreadBase::TrackBase =&gt; 0</text:p>
            <text:p text:style-name="P47"><text:s text:c="4"/>android::VolumeProvider =&gt; 120</text:p>
            <text:p text:style-name="P47"><text:s text:c="4"/>mFillingUpStatus =&gt; 124</text:p>
            <text:p text:style-name="P47"><text:s text:c="4"/>mRetryCount =&gt; 125</text:p>
            <text:p text:style-name="P47"><text:s text:c="4"/>mSharedBuffer =&gt; 128</text:p>
            <text:p text:style-name="P47"><text:s text:c="4"/>mResetDone =&gt; 132</text:p>
            <text:p text:style-name="P47"><text:s text:c="4"/><text:span text:style-name="T12">mStreamType =&gt; 136 </text:span><text:span text:style-name="T14">0x88</text:span></text:p>
            <text:p text:style-name="P47"><text:s text:c="4"/>mName =&gt; 140</text:p>
            <text:p text:style-name="P47"><text:s text:c="4"/>mMainBuffer =&gt; 144</text:p>
            <text:p text:style-name="P47"><text:s text:c="4"/>mAuxBuffer =&gt; 148</text:p>
            <text:p text:style-name="P47"><text:s text:c="4"/>mAuxEffectId =&gt; 152</text:p>
            <text:p text:style-name="P47"><text:s text:c="4"/>mHasVolumeController =&gt; 156</text:p>
            <text:p text:style-name="P47"><text:s text:c="4"/>mPresentationCompleteFrames =&gt; 160</text:p>
            <text:p text:style-name="P47"><text:s text:c="4"/>mFlags =&gt; 164</text:p>
            <text:p text:style-name="P47"><text:s text:c="4"/>mFastIndex =&gt; 168</text:p>
            <text:p text:style-name="P47"><text:s text:c="4"/>mObservedUnderruns =&gt; 172</text:p>
            <text:p text:style-name="P47"><text:s text:c="4"/>mUnderrunCount =&gt; 176</text:p>
            <text:p text:style-name="P47"><text:s text:c="4"/>mCachedVolume =&gt; 180</text:p>
            <text:p text:style-name="P47"><text:s text:c="4"/>mIsInvalid =&gt; 184</text:p>
            <text:p text:style-name="P47">}</text:p>
            <text:p text:style-name="P49"><text:s/>offsets-of 'android::AudioFlinger::PlaybackThread'</text:p>
            <text:p text:style-name="P49">('android::AudioFlinger::PlaybackThread', '{')</text:p>
            <text:p text:style-name="P49"><text:s text:c="4"/>android::AudioFlinger::ThreadBase =&gt; 0</text:p>
            <text:p text:style-name="P49"><text:s text:c="4"/><text:span text:style-name="T12">mMixBuffer =&gt; 220 0xdc</text:span></text:p>
            <text:p text:style-name="P49"><text:s text:c="4"/>mSuspended =&gt; 224</text:p>
            <text:p text:style-name="P49"><text:s text:c="4"/>mBytesWritten =&gt; 228</text:p>
            <text:p text:style-name="P49"><text:s text:c="4"/>mMasterMute =&gt; 232</text:p>
            <text:p text:style-name="P49"><text:s text:c="4"/>mActiveTracks =&gt; 236</text:p>
            <text:p text:style-name="P49"><text:s text:c="4"/>mTracks =&gt; 256</text:p>
            <text:p text:style-name="P49"><text:s text:c="4"/>mStreamTypes =&gt; 276</text:p>
            <text:p text:style-name="P49"><text:s text:c="4"/>mOutput =&gt; 364</text:p>
            <text:p text:style-name="P49"><text:s text:c="4"/>mMasterVolume =&gt; 368</text:p>
            <text:p text:style-name="P49"><text:s text:c="4"/>mLastWriteTime =&gt; 376</text:p>
            <text:p text:style-name="P49"><text:s text:c="4"/>mNumWrites =&gt; 384</text:p>
            <text:p text:style-name="P49"><text:s text:c="4"/>mNumDelayedWrites =&gt; 388</text:p>
            <text:p text:style-name="P49"><text:s text:c="4"/>mInWrite =&gt; 392</text:p>
            <text:p text:style-name="P49"><text:s text:c="4"/>standbyTime =&gt; 400</text:p>
            <text:p text:style-name="P49"><text:s text:c="4"/>mixBufferSize =&gt; 408</text:p>
            <text:p text:style-name="P49"><text:s text:c="4"/>activeSleepTime =&gt; 412</text:p>
            <text:p text:style-name="P49"><text:s text:c="4"/>idleSleepTime =&gt; 416</text:p>
            <text:p text:style-name="P49"><text:s text:c="4"/>sleepTime =&gt; 420</text:p>
            <text:p text:style-name="P49"><text:soft-page-break/><text:s text:c="4"/>mMixerStatus =&gt; 424</text:p>
            <text:p text:style-name="P49"><text:s text:c="4"/>mMixerStatusIgnoringFastTracks =&gt; 428</text:p>
            <text:p text:style-name="P49"><text:s text:c="4"/>sleepTimeShift =&gt; 432</text:p>
            <text:p text:style-name="P49"><text:s text:c="4"/>standbyDelay =&gt; 440</text:p>
            <text:p text:style-name="P49"><text:s text:c="4"/>maxPeriod =&gt; 448</text:p>
            <text:p text:style-name="P49"><text:s text:c="4"/>writeFrames =&gt; 456</text:p>
            <text:p text:style-name="P49"><text:s text:c="4"/>mOutputSink =&gt; 460</text:p>
            <text:p text:style-name="P49"><text:s text:c="4"/>mPipeSink =&gt; 464</text:p>
            <text:p text:style-name="P49"><text:s text:c="4"/>mNormalSink =&gt; 468</text:p>
            <text:p text:style-name="P49">…..</text:p>
          </table:table-cell>
          <table:table-cell table:style-name="Table2.F2" office:value-type="string">
            <text:p text:style-name="P51"/>
          </table:table-cell>
        </table:table-row>
      </table:table>
      <text:p text:style-name="P5"/>
      <text:p text:style-name="P28"/>
      <text:p text:style-name="P28"/>
      <text:p text:style-name="P25">getNextBuffer (this, buffer, pts){</text:p>
      <text:p text:style-name="P33">b=buffer &lt;-:AudioBufferProvider::Buffer</text:p>
      <text:p text:style-name="P33"/>
      <text:p text:style-name="P33"/>
      <text:p text:style-name="P39"/>
      <text:p text:style-name="P39"><text:span text:style-name="T1">framesCount= *(</text:span><text:span text:style-name="T11">unsigned</text:span><text:span text:style-name="T1"> </text:span><text:span text:style-name="T11">int</text:span><text:span text:style-name="T1">*)(b + 4);</text:span></text:p>
      <text:p text:style-name="P39"><text:span text:style-name="T2">cblk_ptr = (</text:span><text:span text:style-name="T10">unsigned</text:span><text:span text:style-name="T2"> </text:span><text:span text:style-name="T10">int</text:span><text:span text:style-name="T2">*) (this + 0x1c) ;</text:span></text:p>
      <text:p text:style-name="P39"><text:span text:style-name="T1"/></text:p>
      <text:p text:style-name="P39"><text:span text:style-name="T1"/></text:p>
      <text:p text:style-name="P28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11:42:31.416273788</meta:creation-date>
    <dc:date>2014-09-01T16:18:37.692420218</dc:date>
    <meta:editing-duration>P3DT3H50M22S</meta:editing-duration>
    <meta:editing-cycles>7</meta:editing-cycles>
    <meta:generator>LibreOffice/4.2.3.3$Linux_X86_64 LibreOffice_project/420m0$Build-3</meta:generator>
    <meta:document-statistic meta:table-count="3" meta:image-count="0" meta:object-count="0" meta:page-count="5" meta:paragraph-count="501" meta:word-count="1420" meta:character-count="11496" meta:non-whitespace-character-count="8712"/>
  </office:meta>
</office:document-meta>
</file>